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51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3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 office:value-type="date" office:date-value="2011-10-28">
            <text:p>28/10/11</text:p>
          </table:table-cell>
        </table:table-row>
        <table:table-row table:style-name="ro2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 office:value-type="date" office:date-value="2011-10-28">
            <text:p>28/10/11</text:p>
          </table:table-cell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Estudar Refatoração</text:p>
          </table:table-cell>
        </table:table-row>
        <table:table-row table:style-name="ro2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2">
          <table:table-cell/>
          <table:table-cell office:value-type="string">
            <text:p>Formatar Relatori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crever introdução</text:p>
          </table:table-cell>
        </table:table-row>
        <table:table-row table:style-name="ro2">
          <table:table-cell table:number-columns-repeated="2"/>
          <table:table-cell office:value-type="string">
            <text:p>Estudar <text:s/>TDD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2">
          <table:table-cell/>
          <table:table-cell office:value-type="string">
            <text:p>Escrever capitulo de desenviolviment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tudar controle de vers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Controle de versão</text:p>
          </table:table-cell>
        </table:table-row>
        <table:table-row table:style-name="ro2">
          <table:table-cell table:number-columns-repeated="2"/>
          <table:table-cell office:value-type="string">
            <text:p>Estudar Kanban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Kanban</text:p>
          </table:table-cell>
        </table:table-row>
        <table:table-row table:style-name="ro2">
          <table:table-cell office:value-type="string">
            <text:p>Escrever Conclusã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/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>
            <draw:frame table:end-cell-address="'Trabalho acumulado'.N25" table:end-x="0.604cm" table:end-y="0.407cm" draw:z-index="0" draw:style-name="gr1" svg:width="16.831cm" svg:height="9.057cm" svg:x="1.838cm" svg:y="0.348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8">
            <text:p>48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office:value-type="float" office:value="50">
            <text:p>50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50">
            <text:p>50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50">
            <text:p>50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50">
            <text:p>50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50">
            <text:p>50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50">
            <text:p>50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50">
            <text:p>50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50">
            <text:p>50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office:value-type="float" office:value="50">
            <text:p>50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office:value-type="float" office:value="52">
            <text:p>52</text:p>
          </table:table-cell>
          <table:table-cell table:style-name="ce16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52">
            <text:p>52</text:p>
          </table:table-cell>
          <table:table-cell table:style-name="ce16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52">
            <text:p>52</text:p>
          </table:table-cell>
          <table:table-cell table:style-name="ce16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52">
            <text:p>52</text:p>
          </table:table-cell>
          <table:table-cell table:style-name="ce17" table:formula="of:=[.C117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52">
            <text:p>52</text:p>
          </table:table-cell>
          <table:table-cell table:style-name="ce17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52">
            <text:p>52</text:p>
          </table:table-cell>
          <table:table-cell table:style-name="ce17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52">
            <text:p>52</text:p>
          </table:table-cell>
          <table:table-cell table:style-name="ce17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00:2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28T00:20:02</dc:date>
    <dc:creator>guilherme </dc:creator>
    <meta:editing-duration>P1DT1H17M39S</meta:editing-duration>
    <meta:editing-cycles>155</meta:editing-cycles>
    <meta:generator>LibreOffice/3.4$Linux LibreOffice_project/340m1$Build-302</meta:generator>
    <meta:document-statistic meta:table-count="4" meta:cell-count="6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96cm" svg:height="9.026cm" xlink:href=".." xlink:type="simple" chart:class="chart:area" chart:style-name="ch1">
        <chart:title svg:x="5.243cm" svg:y="0.316cm" chart:style-name="ch2">
          <text:p>Grafico de Trabalho Acumulado</text:p>
        </chart:title>
        <chart:legend chart:legend-position="bottom" svg:x="5.958cm" svg:y="8.243cm" style:legend-expansion="wide" chart:style-name="ch3"/>
        <chart:plot-area chart:style-name="ch4" table:cell-range-address="'Trabalho acumulado'.A1:'Trabalho acumulado'.C121" chart:data-source-has-labels="both" svg:x="0.871cm" svg:y="1.819cm" svg:width="15.368cm" svg:height="5.806cm">
          <chartooo:coordinate-region svg:x="1.492cm" svg:y="1.819cm" svg:width="14.747cm" svg:height="5.607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